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9cb18" officeooo:paragraph-rsid="0019cb18" fo:background-color="#ffff00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1c5643" officeooo:paragraph-rsid="001c5643" fo:background-color="#ffff00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cbff6" officeooo:paragraph-rsid="001cbff6" fo:background-color="#ffff00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e33b0" officeooo:paragraph-rsid="001e33b0" fo:background-color="#ffff00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221360" officeooo:paragraph-rsid="00221360" fo:background-color="#ffff00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32e79" officeooo:paragraph-rsid="00232e79" fo:background-color="#ffff00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24ccf8" officeooo:paragraph-rsid="0024ccf8" fo:background-color="#ffff00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9cb18" officeooo:paragraph-rsid="0036078a" fo:background-color="transparent" style:font-weight-asian="normal" style:font-weight-complex="normal"/>
    </style:style>
    <style:style style:name="P14" style:family="paragraph" style:parent-style-name="Text_20_body">
      <style:text-properties style:text-underline-style="none" officeooo:rsid="0015ca01" officeooo:paragraph-rsid="0015ca01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fo:background-color="#ffff00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fo:background-color="#ffff00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fo:background-color="#ffff00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fo:background-color="#ffff00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fo:background-color="#ffff00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fo:background-color="#ffff00" style:font-weight-asian="normal" style:font-weight-complex="normal"/>
    </style:style>
    <style:style style:name="P22" style:family="paragraph" style:parent-style-name="Text_20_body">
      <style:text-properties fo:font-size="12pt" style:text-underline-style="solid" style:text-underline-width="auto" style:text-underline-color="font-color" fo:font-weight="bold" officeooo:rsid="0025c9fd" officeooo:paragraph-rsid="0025c9fd" style:font-size-asian="10.5pt" style:font-weight-asian="bold" style:font-size-complex="12pt" style:font-weight-complex="bold"/>
    </style:style>
    <style:style style:name="P23" style:family="paragraph" style:parent-style-name="Text_20_body">
      <style:text-properties fo:font-size="12pt" style:text-underline-style="solid" style:text-underline-width="auto" style:text-underline-color="font-color" fo:font-weight="normal" officeooo:rsid="0025c9fd" officeooo:paragraph-rsid="0025c9fd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style:text-underline-style="none" fo:font-weight="normal" officeooo:rsid="003263e9" officeooo:paragraph-rsid="003263e9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style:text-underline-style="none" fo:font-weight="normal" officeooo:rsid="0034b8b6" officeooo:paragraph-rsid="0034b8b6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style:text-underline-style="none" fo:font-weight="normal" officeooo:rsid="00354a74" officeooo:paragraph-rsid="00354a74" fo:background-color="#ffff00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none" fo:font-weight="normal" officeooo:rsid="002d78dc" officeooo:paragraph-rsid="002d78dc" fo:background-color="#ffff00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style:text-underline-style="none" fo:font-weight="normal" officeooo:rsid="002ffc19" officeooo:paragraph-rsid="0034b8b6" fo:background-color="#ffff00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style:text-underline-style="none" fo:font-weight="normal" officeooo:rsid="002ffc19" officeooo:paragraph-rsid="0034526f" fo:background-color="#ffff00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style:text-underline-style="none" fo:font-weight="normal" officeooo:rsid="0034b8b6" officeooo:paragraph-rsid="0034b8b6" fo:background-color="#ffff00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font-size="12pt" style:text-underline-style="none" fo:font-weight="normal" officeooo:rsid="0019cb18" officeooo:paragraph-rsid="0036078a" fo:background-color="transparent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style:text-underline-style="none" fo:font-weight="normal" officeooo:rsid="003816c8" officeooo:paragraph-rsid="003816c8" fo:background-color="transparent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style:text-underline-style="none" fo:font-weight="normal" officeooo:rsid="002ffc19" officeooo:paragraph-rsid="0038629f" fo:background-color="transparent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style:text-underline-style="none" fo:font-weight="normal" officeooo:rsid="0034b8b6" officeooo:paragraph-rsid="0038629f" fo:background-color="transparent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fo:background-color="#ffff00" style:font-size-asian="18pt" style:font-weight-asian="bold" style:font-size-complex="18pt" style:font-weight-complex="bold"/>
    </style:style>
    <style:style style:name="P36" style:family="paragraph" style:parent-style-name="Text_20_body">
      <style:text-properties fo:font-size="18pt" style:text-underline-style="solid" style:text-underline-width="auto" style:text-underline-color="font-color" fo:font-weight="bold" officeooo:rsid="0025c9fd" officeooo:paragraph-rsid="0025c9fd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2ffc19" officeooo:paragraph-rsid="002ffc19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ffc19" officeooo:paragraph-rsid="002ffc19"/>
    </style:style>
    <style:style style:name="P39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4526f" officeooo:paragraph-rsid="0034526f" fo:background-color="#ffff00" style:font-size-asian="15.75pt" style:font-weight-asian="bold" style:font-size-complex="18pt" style:font-weight-complex="bold"/>
    </style:style>
    <style:style style:name="P40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6078a" officeooo:paragraph-rsid="0036078a" fo:background-color="transparent" style:font-size-asian="15.75pt" style:font-weight-asian="bold" style:font-size-complex="18pt" style:font-weight-complex="bold"/>
    </style:style>
    <style:style style:name="P41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fo:font-weight="bold" officeooo:rsid="00221360" style:font-weight-asian="bold" style:font-weight-complex="bold"/>
    </style:style>
    <style:style style:name="T7" style:family="text">
      <style:text-properties fo:font-weight="bold" officeooo:rsid="00232e79" style:font-weight-asian="bold" style:font-weight-complex="bold"/>
    </style:style>
    <style:style style:name="T8" style:family="text">
      <style:text-properties fo:font-weight="bold" officeooo:rsid="0024ccf8" style:font-weight-asian="bold" style:font-weight-complex="bold"/>
    </style:style>
    <style:style style:name="T9" style:family="text">
      <style:text-properties fo:font-weight="bold" officeooo:rsid="002ffc19" style:font-weight-asian="bold" style:font-weight-complex="bold"/>
    </style:style>
    <style:style style:name="T10" style:family="text">
      <style:text-properties fo:font-weight="bold" officeooo:rsid="0034b8b6" style:font-weight-asian="bold" style:font-weight-complex="bold"/>
    </style:style>
    <style:style style:name="T11" style:family="text">
      <style:text-properties fo:font-weight="bold" officeooo:rsid="003816c8" style:font-weight-asian="bold" style:font-weight-complex="bold"/>
    </style:style>
    <style:style style:name="T12" style:family="text">
      <style:text-properties officeooo:rsid="0015ca0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b73d6" style:font-weight-asian="bold" style:font-weight-complex="bold"/>
    </style:style>
    <style:style style:name="T16" style:family="text">
      <style:text-properties style:text-underline-style="none" fo:font-weight="bold" officeooo:rsid="001c1a3f" style:font-weight-asian="bold" style:font-weight-complex="bold"/>
    </style:style>
    <style:style style:name="T17" style:family="text">
      <style:text-properties style:text-underline-style="none" fo:font-weight="bold" officeooo:rsid="001c5643" style:font-weight-asian="bold" style:font-weight-complex="bold"/>
    </style:style>
    <style:style style:name="T18" style:family="text">
      <style:text-properties style:text-underline-style="none" fo:font-weight="bold" officeooo:rsid="001cbff6" style:font-weight-asian="bold" style:font-weight-complex="bold"/>
    </style:style>
    <style:style style:name="T19" style:family="text">
      <style:text-properties style:text-underline-style="none" fo:font-weight="bold" officeooo:rsid="001e33b0" style:font-weight-asian="bold" style:font-weight-complex="bold"/>
    </style:style>
    <style:style style:name="T20" style:family="text">
      <style:text-properties style:text-underline-style="none" officeooo:rsid="001c1a3f"/>
    </style:style>
    <style:style style:name="T21" style:family="text">
      <style:text-properties style:text-underline-style="none" officeooo:rsid="001c5643"/>
    </style:style>
    <style:style style:name="T22" style:family="text">
      <style:text-properties style:text-underline-style="none" officeooo:rsid="001e33b0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officeooo:rsid="00266437"/>
    </style:style>
    <style:style style:name="T25" style:family="text">
      <style:text-properties style:text-underline-style="none" officeooo:rsid="0028324c"/>
    </style:style>
    <style:style style:name="T26" style:family="text">
      <style:text-properties officeooo:rsid="001c5643"/>
    </style:style>
    <style:style style:name="T27" style:family="text">
      <style:text-properties officeooo:rsid="00221360"/>
    </style:style>
    <style:style style:name="T28" style:family="text">
      <style:text-properties officeooo:rsid="0024ccf8"/>
    </style:style>
    <style:style style:name="T29" style:family="text">
      <style:text-properties officeooo:rsid="002e698c"/>
    </style:style>
    <style:style style:name="T30" style:family="text">
      <style:text-properties officeooo:rsid="003263e9"/>
    </style:style>
    <style:style style:name="T31" style:family="text">
      <style:text-properties officeooo:rsid="0034526f"/>
    </style:style>
    <style:style style:name="T32" style:family="text">
      <style:text-properties officeooo:rsid="0034b8b6"/>
    </style:style>
    <style:style style:name="T33" style:family="text">
      <style:text-properties officeooo:rsid="00354a74"/>
    </style:style>
    <style:style style:name="T34" style:family="text">
      <style:text-properties officeooo:rsid="0036078a"/>
    </style:style>
    <style:style style:name="T35" style:family="text">
      <style:text-properties officeooo:rsid="003816c8"/>
    </style:style>
    <style:style style:name="T36" style:family="text">
      <style:text-properties officeooo:rsid="0038629f"/>
    </style:style>
    <style:style style:name="T37" style:family="text">
      <style:text-properties officeooo:rsid="0038f598"/>
    </style:style>
    <style:style style:name="T38" style:family="text">
      <style:text-properties officeooo:rsid="003b8c49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Frame1" text:anchor-type="paragraph" svg:width="4.25in" style:rel-width="50%" draw:z-index="0"><draw:text-box fo:min-height="0.2in"><text:p text:style-name="P2"/><text:p text:style-name="P1">Documentation for Apache OfBiz Project</text:p></draw:text-box></draw:frame>General Tips:</text:p>
      <text:p text:style-name="P37">- Yellow highlighted “DELETE THIS” means I’m still temporarily working on that file but will eventually revert it back to its original code and delete the edit in this documentation</text:p>
      <text:p text:style-name="P37">- </text:p>
      <text:h text:style-name="P41" text:outline-level="1">Sign-Up Page</text:h>
      <text:p text:style-name="P15"/>
      <text:p text:style-name="P3">(7/14):</text:p>
      <text:p text:style-name="P14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14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14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3"/>
      <text:p text:style-name="P4">(7/18):</text:p>
      <text:p text:style-name="P4">- (Richard) Edited file: <text:span text:style-name="T4">Ecommerce &gt; Template &gt; Customer &gt; NewCustomer.xml</text:span><text:span text:style-name="T12"> </text:span>commented out the Username and Password Hint text boxes</text:p>
      <text:p text:style-name="P4">- (Richard) Edited file: <text:s/><text:span text:style-name="T4">Ecommerce &gt; Minilang &gt; Customer &gt; CustomerEvents.xml</text:span><text:span text:style-name="T12"> </text:span>rewrote code to assign the email variable to the username vari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<text:soft-page-break/>Creating a <text:span text:style-name="T34">test component for creating a Listing</text:span>:</text:p>
      <text:p text:style-name="P6">(7/20):</text:p>
      <text:p text:style-name="P6">First steps to create “<text:span text:style-name="T26">testC</text:span>reateListing” component: </text:p>
      <text:p text:style-name="P6"><text:tab/>- ./gradlew createPlugin -PpluginId=<text:span text:style-name="T26">testC</text:span>reateListing</text:p>
      <text:p text:style-name="P6"><text:tab/>- sudo ./gradlew “ofbiz –shutdown”</text:p>
      <text:p text:style-name="P6"><text:tab/>- <text:span text:style-name="T35">sudo </text:span>./gradlew loadDefault</text:p>
      <text:p text:style-name="P6"><text:tab/>- <text:span text:style-name="T35">sudo </text:span>./gradlew</text:p>
      <text:p text:style-name="P6"><text:tab/>- sudo ./gradlew ofbiz</text:p>
      <text:p text:style-name="P6">Which allows you to connect to localhost/<text:span text:style-name="T26">testC</text:span>reateListing with the User: admin Password: ofbiz account</text:p>
      <text:p text:style-name="P6"/>
      <text:p text:style-name="P6">- (Richard) Edited file: <text:span text:style-name="T3">specialpurpose &gt; ...&gt; widget &gt; </text:span><text:span text:style-name="T5">testC</text:span><text:span text:style-name="T3">reateListingScreens.xml</text:span></text:p>
      <text:p text:style-name="P16">DELETE THIS<text:span text:style-name="T13"> added some text in “label” so it appears on the webpage</text:span></text:p>
      <text:p text:style-name="P16"><text:span text:style-name="T13">- (Richard) Edited file: </text:span><text:span text:style-name="T14">specialpurpose &gt; </text:span><text:span text:style-name="T17">...</text:span><text:span text:style-name="T14"> &gt; entitydef &gt; entitymodel.xml</text:span></text:p>
      <text:p text:style-name="P6">Created two entity definitions because a guide said so. Still working on this file.</text:p>
      <text:p text:style-name="P16"><text:span text:style-name="T13">- (Richard) Edited file: </text:span><text:span text:style-name="T15">specialpurpose &gt; ... &gt; data &gt; </text:span><text:span text:style-name="T17">testC</text:span><text:span text:style-name="T15">reateListingTypeData.xml</text:span></text:p>
      <text:p text:style-name="P17"><text:span text:style-name="T13">Added two </text:span><text:span text:style-name="T21">testC</text:span><text:span text:style-name="T13">reateListingType data groups</text:span></text:p>
      <text:p text:style-name="P17"><text:span text:style-name="T13">- (Richard) Edited file: </text:span><text:span text:style-name="T14">specialpurpose &gt; ... &gt; data &gt; </text:span><text:span text:style-name="T17">testC</text:span><text:span text:style-name="T14">reateListingDemoData.xml</text:span></text:p>
      <text:p text:style-name="P17"><text:span text:style-name="T13">Added four </text:span><text:span text:style-name="T21">testC</text:span><text:span text:style-name="T13">reateListing data </text:span><text:span text:style-name="T20">objects</text:span></text:p>
      <text:p text:style-name="P17"><text:span text:style-name="T13">- (Richard) </text:span><text:span text:style-name="T16">Loaded data into entity</text:span></text:p>
      <text:p text:style-name="P18"><text:span text:style-name="T13">In Webtools&gt;XML Data Import, copy the two data Types and four data objects in between &lt;entity-engine-xml&gt; <text:s/>“six copied entries” &lt;/entity-engine-xml&gt; and click Import Text. </text:span><text:span text:style-name="T21">This creates entries in the testCreateListing and testCreateListingType entities.</text:span></text:p>
      <text:p text:style-name="P18"><text:span text:style-name="T21">- (Richard) Edited file: </text:span><text:span text:style-name="T17">specialpurpose &gt; … &gt; servicedef &gt; services.xml</text:span></text:p>
      <text:p text:style-name="P7">Deleted default service. Added the createtestCreateListing service.</text:p>
      <text:p text:style-name="P19"><text:span text:style-name="T13">- (Richard) Edited file: </text:span><text:span text:style-name="T18">specialpurpose &gt; … &gt; widget &gt; testCreateListingForms.xml</text:span></text:p>
      <text:p text:style-name="P8">Added the form AddtestCreateListing</text:p>
      <text:p text:style-name="P20"><text:span text:style-name="T13">- (Richard) </text:span><text:span text:style-name="T22">Edited file: </text:span><text:span text:style-name="T19">specialpurpose &gt; … &gt; widget &gt; testCreateListingScreens.xml</text:span></text:p>
      <text:p text:style-name="P9">Included the AddtestCreateListing service into the testCreateListing webpage</text:p>
      <text:p text:style-name="P21"><text:soft-page-break/><text:span text:style-name="T13">- (Richard) Edited file: </text:span><text:span text:style-name="T14">specialpurpose &gt; … &gt; webapp &gt; … &gt; WEB-INF &gt; controller.xml</text:span></text:p>
      <text:p text:style-name="P9">Added request-map for createtestCreateListing service.</text:p>
      <text:p text:style-name="P9">- (Richard) <text:span text:style-name="T27">Edited file: </text:span><text:span text:style-name="T6">specialpurpose &gt; … &gt; widget &gt; TestCreateListingForms.xml</text:span></text:p>
      <text:p text:style-name="P10">Added two forms, FindtestCreateListing and ListtestCreateListing into the file. Note that the file is named TestCreateListingForms with a capital “T”. It was originally like this so I left it. Some files reference it so do not change the file name.</text:p>
      <text:p text:style-name="P10">- (Richard) Edited file: <text:span text:style-name="T7">specialpurpose &gt; … &gt; widget &gt; TestCreateListingScreens.xml</text:span></text:p>
      <text:p text:style-name="P11">Added the screen FindtestCreateListing.</text:p>
      <text:p text:style-name="P11">- (Richard) Edited file: <text:span text:style-name="T3">specialpurpose &gt; … &gt; webapp &gt; WEB-INF &gt; controller.xml</text:span></text:p>
      <text:p text:style-name="P11">Added a request-map and view-map for FindtestCreateListing.</text:p>
      <text:p text:style-name="P11">- (Richard) Edited file: <text:span text:style-name="T3">specialpurpose &gt; … &gt; widget &gt; TestCreateListingMenus.xml</text:span></text:p>
      <text:p text:style-name="P11">Added menu item for findtestCreateListing.</text:p>
      <text:p text:style-name="P11">- <text:span text:style-name="T28">(Richard) Edited file: </text:span><text:span text:style-name="T8">specialpurpose &gt; … &gt; config &gt; TestCreateListingUiLabels.xml</text:span></text:p>
      <text:p text:style-name="P12">Added four entries into the property list. Find, First Name, Id, Last Name.</text:p>
      <text:p text:style-name="P12">- (Richard) Edited file: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<text:soft-page-break/><text:span text:style-name="T31">Editing the Ecommerce</text:span> Homepage:</text:p>
      <text:p text:style-name="P25">(7/2<text:span text:style-name="T33">5</text:span>)</text:p>
      <text:p text:style-name="P22"><text:span text:style-name="T23">- (Richard) Edited file: </text:span><text:span text:style-name="T13">specialpurpose &gt; Ecommerce &gt; widget &gt; CommonScreens.xml</text:span></text:p>
      <text:p text:style-name="P23"><text:span text:style-name="T13">Commented out </text:span><text:span text:style-name="T24">both </text:span><text:span text:style-name="T25">container “div1” and “div2” in ecom-mainarea to remove sidebars.</text:span></text:p>
      <text:p text:style-name="P24">- (Richard) Edited file: </text:p>
      <text:p text:style-name="P39">Creating <text:span text:style-name="T36">an ecommerce page</text:span> for “Create Listing”</text:p>
      <text:p text:style-name="P26">(7/27)</text:p>
      <text:p text:style-name="P27">- <text:span text:style-name="T29">(Richard) Edited file: </text:span><text:span text:style-name="T9">specialpurpose &gt; Ecommerce &gt; webapp &gt; … &gt; WEB-INF &gt; controller.xml</text:span></text:p>
      <text:p text:style-name="P28">Added <text:span text:style-name="T32">request-map and view-map</text:span> for “listing” <text:span text:style-name="T30">under Resist Website Custom Maps and Catalog Views.</text:span></text:p>
      <text:p text:style-name="P28"><text:span text:style-name="T30">- (Richard) Edited file: </text:span><text:span text:style-name="T3">specialpurpose &gt; Ecommerce &gt; widget &gt; CatalogScreens.xml</text:span></text:p>
      <text:p text:style-name="P29">Added “listing” screen at end of file.</text:p>
      <text:p text:style-name="P29">- <text:span text:style-name="T32">(Richard) Created file: </text:span><text:span text:style-name="T10">specialpurpose &gt; Ecommerce &gt; template &gt; catalog &gt; Listing.ftl</text:span></text:p>
      <text:p text:style-name="P30">Created file that acts as HTML for listing website. NEED to include layout of ecommerce site.</text:p>
      <text:p text:style-name="P30">- (Richard) Edited file:</text:p>
      <text:p text:style-name="P30"/>
      <text:p text:style-name="P40">Creating a component <text:span text:style-name="T36">(separate site)</text:span> for Create Listing:</text:p>
      <text:p text:style-name="P13">(7/2<text:span text:style-name="T34">7</text:span>):</text:p>
      <text:p text:style-name="P13">First steps to create “<text:span text:style-name="T26">testC</text:span>reateListing” component: </text:p>
      <text:p text:style-name="P13"><text:tab/>./gradlew createPlugin -PpluginId=<text:span text:style-name="T34">listing</text:span></text:p>
      <text:p text:style-name="P13"><text:tab/>sudo ./gradlew “ofbiz –shutdown” <text:s text:c="4"/><text:span text:style-name="T35">(two hyphens before shutdown)</text:span></text:p>
      <text:p text:style-name="P13"><text:tab/><text:span text:style-name="T35">sudo</text:span> ./gradlew loadDefault</text:p>
      <text:p text:style-name="P13"><text:tab/><text:span text:style-name="T35">sudo </text:span>./gradlew</text:p>
      <text:p text:style-name="P13"><text:tab/>sudo ./gradlew ofbiz</text:p>
      <text:p text:style-name="P31">Which allows you to connect to localhost/<text:span text:style-name="T38">l</text:span>isting with User: admin Password: ofbiz</text:p>
      <text:p text:style-name="P31"/>
      <text:p text:style-name="P31">- <text:span text:style-name="T35">(Richard) Edited file: </text:span><text:span text:style-name="T11">specialpurpose &gt; listing &gt; widget &gt; CommonScreens.xml</text:span></text:p>
      <text:p text:style-name="P32">Temporarily commented out some of the code to give a blank web page. <text:span text:style-name="T37">Included link to Listing.ftl</text:span></text:p>
      <text:p text:style-name="P33">- <text:span text:style-name="T32">(Richard) Created file: </text:span><text:span text:style-name="T10">specialpurpose &gt; Ecommerce &gt; template &gt; catalog &gt; Listing.ftl</text:span></text:p>
      <text:p text:style-name="P34">Created file that acts as HTML for listing website. NEED to include layout of ecommerce site.</text:p>
      <text:p text:style-name="P32">- (Richard) Edited fi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27T13:39:19.260964764</dc:date>
    <meta:editing-duration>PT2H21M3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7" meta:paragraph-count="78" meta:word-count="759" meta:character-count="5254" meta:non-whitespace-character-count="4552"/>
  </office:meta>
</office:document-meta>
</file>